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right="-1.25in"/>
      <style:text-properties style:font-name="Courier New" style:font-name-asian="Courier New" style:font-name-complex="Courier New"/>
    </style:style>
    <style:style style:name="P2" style:parent-style-name="Normal" style:family="paragraph">
      <style:paragraph-properties fo:margin-right="-1.25in"/>
      <style:text-properties style:font-name="Courier New" style:font-name-asian="Courier New" style:font-name-complex="Courier New"/>
    </style:style>
    <style:style style:name="P3" style:parent-style-name="Normal" style:family="paragraph">
      <style:paragraph-properties fo:margin-right="-1.25in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P18" style:parent-style-name="Normal" style:family="paragraph">
      <style:paragraph-properties fo:margin-right="-1.25in"/>
    </style:style>
  </office:automatic-styles>
  <office:body>
    <office:text text:use-soft-page-breaks="true">
      <text:p text:style-name="P1">c:\python27\python.exe c:\python27\Scripts\gd2asset -o Sprites.h -f Sprites.GD2 Hero_Move.png,Hero_Move_01.png,Hero_Move_02.png,Hero_Move_03.png Hero_Attack.png,Hero_Attack_01.png<text:s/>Hero_Duck.png,Hero_Duck_01.png,Hero_Duck_02.png,Hero_Duck_02.png Hero_Idle.png,Hero_Idle_01.png Hero_Jump.png Hero_Fall.png Mino_Charge.png,Mino_Charge_01.png,Mino_Charge_02.png,Mino_Charge_03.png Mino_Dying.png,Mino_Dying_01.png,Mino_Dying_02.png,Mino_Dying_03.png Mino_Walk.png,Mino_Walk_01.png,Mino_Walk_02.png,Mino_Walk_03.png tile.png,tile1.png,door.png,doorClosed.png Coin.png,Coin1.png,Coin2.png,Coin3.png Heart.png attack.wav jump.wav exit.wav coin.wav</text:p>
      <text:p text:style-name="P2"/>
      <text:p text:style-name="P3"><text:span text:style-name="T4">c:\python27\python.exe c:\python27\Scripts\gd2asse</text:span><text:span text:style-name="T5">t -o Sprites.h -f Sprites.GD2 Hero_Move.png,Hero_Move_01.png,Hero_Move_02.png,Hero_Move_03.png,format=ARGB2 Hero_Attack.png,Hero_Attack_01.png,format=ARGB2 Hero_Duck.png,Hero_Duck_01.png,Hero_Duck_02.png,Hero_Duck_02.png,format=ARGB2 Hero_Idle.png,Hero_Idl</text:span><text:span text:style-name="T6">e_01.png,format=ARGB2 Hero_Jump.png,format=ARGB2 Hero_Fall.png,format=ARGB2 Mino_Charge.png,Mino_Charge_01.png,Mino_Charge_02.png,Mino_Charge_03.png,format=ARGB2 Mino_Dying.png,Mino_Dying_01.png,Mino_Dying_02.png,Mino_Dying_03.png,format=ARGB2 Mino_Walk.pn</text:span><text:span text:style-name="T7">g,Mino_Walk_01.png,Mino_Walk_02.png,Mino_Walk_03.png,format=ARGB2 tile.png,</text:span><text:span text:style-name="T8">rocktile</text:span><text:span text:style-name="T9">.png,</text:span><text:span text:style-name="T10">brick_platform.png,rock_platform.png,</text:span><text:span text:style-name="T11">door</text:span><text:span text:style-name="T12">Closed</text:span><text:span text:style-name="T13">.png,door</text:span><text:span text:style-name="T14">.png</text:span><text:span text:style-name="T15"><text:s/>Coin.png,Coin1.png,Coin2.png,Coin3.png,format=ARGB2</text:span><text:span text:style-name="T16"><text:s/>Heart.png,format=ARGB2</text:span><text:span text:style-name="T17"><text:s/>attack.wav jump.wav exit.wav coin.wav</text:span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ilip</dc:creator>
    <meta:creation-date>2014-06-16T08:56:00Z</meta:creation-date>
    <dc:date>2014-06-17T00:48:00Z</dc:date>
    <meta:template xlink:href="Normal" xlink:type="simple"/>
    <meta:editing-cycles>3</meta:editing-cycles>
    <meta:editing-duration>PT33420S</meta:editing-duration>
    <meta:document-statistic meta:page-count="1" meta:paragraph-count="2" meta:word-count="218" meta:character-count="1465" meta:row-count="10" meta:non-whitespace-character-count="1249"/>
  </office:meta>
</office:document-meta>
</file>